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!</text:span><text:span text:style-name="T2">DOCTYPE</text:span> <text:span text:style-name="T3">html</text:span><text:span text:style-name="T1">&gt;</text:span></text:p>
      <text:p text:style-name="P1"><text:span text:style-name="T1">&lt;</text:span><text:span text:style-name="T2">html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1"><text:span text:style-name="T1">&lt;</text:span><text:span text:style-name="T2">meta</text:span> <text:span text:style-name="T3">charset</text:span>=<text:span text:style-name="T4">'utf-8'</text:span><text:span text:style-name="T1">&gt;</text:span></text:p>
      <text:p text:style-name="P1"><text:span text:style-name="T1">&lt;</text:span><text:span text:style-name="T2">meta</text:span> <text:span text:style-name="T3">http-equiv</text:span>=<text:span text:style-name="T4">'X-UA-Compatible'</text:span> <text:span text:style-name="T3">content</text:span>=<text:span text:style-name="T4">'IE=edge'</text:span><text:span text:style-name="T1">&gt;</text:span></text:p>
      <text:p text:style-name="P1"><text:span text:style-name="T1">&lt;</text:span><text:span text:style-name="T2">title</text:span><text:span text:style-name="T1">&gt;</text:span>Page Title<text:span text:style-name="T1">&lt;/</text:span><text:span text:style-name="T2">title</text:span><text:span text:style-name="T1">&gt;</text:span></text:p>
      <text:p text:style-name="P1"><text:span text:style-name="T1">&lt;</text:span><text:span text:style-name="T2">meta</text:span> <text:span text:style-name="T3">name</text:span>=<text:span text:style-name="T4">'viewport'</text:span> <text:span text:style-name="T3">content</text:span>=<text:span text:style-name="T4">'width=device-width, initial-scale=1'</text:span><text:span text:style-name="T1">&gt;</text:span></text:p>
      <text:p text:style-name="P1"><text:span text:style-name="T1">&lt;</text:span><text:span text:style-name="T2">link</text:span> <text:span text:style-name="T3">rel</text:span>=<text:span text:style-name="T4">'stylesheet'</text:span> <text:span text:style-name="T3">type</text:span>=<text:span text:style-name="T4">'text/css'</text:span> <text:span text:style-name="T3">media</text:span>=<text:span text:style-name="T4">'screen'</text:span> <text:span text:style-name="T3">href</text:span>=<text:span text:style-name="T4">'main.css'</text:span><text:span text:style-name="T1">&gt;</text:span></text:p>
      <text:p text:style-name="P1"><text:span text:style-name="T1">&lt;</text:span><text:span text:style-name="T2">script</text:span> <text:span text:style-name="T3">src</text:span>=<text:span text:style-name="T4">'main.js'</text:span><text:span text:style-name="T1">&gt;&lt;/</text:span><text:span text:style-name="T2">script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1">Bele Bee esta localizada no Boqueirão Curitiba, a missão da nossa loja é vendrer os produtos de boa qualidade, foi fundada no inicio de 2022 </text:p>
      <text:p text:style-name="P1">por Bele Belimha.... Pode vir porque temos mel de boa qualidade e muito barato.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2:06:33.100626684</meta:creation-date>
    <dc:date>2022-08-16T12:14:07.274483493</dc:date>
    <meta:editing-duration>PT42S</meta:editing-duration>
    <meta:editing-cycles>2</meta:editing-cycles>
    <meta:generator>LibreOffice/7.0.6.2$Linux_X86_64 LibreOffice_project/144abb84a525d8e30c9dbbefa69cbbf2d8d4ae3b</meta:generator>
    <meta:document-statistic meta:table-count="0" meta:image-count="0" meta:object-count="0" meta:page-count="1" meta:paragraph-count="15" meta:word-count="65" meta:character-count="543" meta:non-whitespace-character-count="492"/>
  </office:meta>
</office:document-meta>
</file>